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D00000027A418D927.png" manifest:media-type="image/png"/>
  <manifest:file-entry manifest:full-path="Pictures/1000071C000007EC00000404D758B509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Cousine for Powerline" svg:font-family="'Cousine for Powerline'" style:font-pitch="fixed"/>
    <style:font-face style:name="Droid Sans Mono Slashed for Powerline" svg:font-family="'Droid Sans Mono Slashed for Powerline'" style:font-family-generic="swiss" style:font-pitch="fixed"/>
    <style:font-face style:name="EB Garamond 08 SC" svg:font-family="'EB Garamond 08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326in" table:align="left" style:shadow="none" style:may-break-between-rows="false"/>
    </style:style>
    <style:style style:name="Table1.A" style:family="table-column">
      <style:table-column-properties style:column-width="0.5896in"/>
    </style:style>
    <style:style style:name="Table1.B" style:family="table-column">
      <style:table-column-properties style:column-width="0.853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-left="none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none" fo:border-right="none" fo:border-top="none" fo:border-bottom="0.05pt solid #000000"/>
    </style:style>
    <style:style style:name="Table1.C2" style:family="table-cell">
      <style:table-cell-properties style:vertical-align="middle" fo:padding="0.0201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roid Sans Mono Slashed for Powerline" fo:font-weight="bold" officeooo:rsid="000df84e" officeooo:paragraph-rsid="000df84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roid Sans Mono Slashed for Powerli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">3.3V</text:p>
          </table:table-cell>
          <table:table-cell table:style-name="Table1.B1" office:value-type="string">
            <text:p text:style-name="P2"><draw:frame draw:style-name="fr1" draw:name="Image1" text:anchor-type="as-char" svg:width="0.7984in" svg:height="0.4047in" draw:z-index="0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1" office:value-type="string">
            <text:p text:style-name="P1">5V</text:p>
          </table:table-cell>
        </table:table-row>
        <table:table-row>
          <table:table-cell table:style-name="Table1.A2" office:value-type="string">
            <text:p text:style-name="P1">2</text:p>
            <text:p text:style-name="P1">SDA</text:p>
          </table:table-cell>
          <table:table-cell table:style-name="Table1.B2" office:value-type="string">
            <text:p text:style-name="P2"><draw:frame draw:style-name="fr1" draw:name="Image2" text:anchor-type="as-char" svg:width="0.7984in" svg:height="0.4047in" draw:z-index="1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5V</text:p>
          </table:table-cell>
        </table:table-row>
        <table:table-row>
          <table:table-cell table:style-name="Table1.A2" office:value-type="string">
            <text:p text:style-name="P1">3</text:p>
            <text:p text:style-name="P1">SCL</text:p>
          </table:table-cell>
          <table:table-cell table:style-name="Table1.B2" office:value-type="string">
            <text:p text:style-name="P2"><draw:frame draw:style-name="fr1" draw:name="Image3" text:anchor-type="as-char" svg:width="0.7984in" svg:height="0.4047in" draw:z-index="2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GND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2"><draw:frame draw:style-name="fr1" draw:name="Image4" text:anchor-type="as-char" svg:width="0.7984in" svg:height="0.4047in" draw:z-index="3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14</text:p>
            <text:p text:style-name="P1">TXD</text:p>
          </table:table-cell>
        </table:table-row>
        <table:table-row>
          <table:table-cell table:style-name="Table1.A2" office:value-type="string">
            <text:p text:style-name="P1">GND</text:p>
          </table:table-cell>
          <table:table-cell table:style-name="Table1.B2" office:value-type="string">
            <text:p text:style-name="P2"><draw:frame draw:style-name="fr1" draw:name="Image5" text:anchor-type="as-char" svg:width="0.7984in" svg:height="0.4047in" draw:z-index="4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15</text:p>
            <text:p text:style-name="P1">RXD</text:p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B2" office:value-type="string">
            <text:p text:style-name="P2"><draw:frame draw:style-name="fr1" draw:name="Image6" text:anchor-type="as-char" svg:width="0.7984in" svg:height="0.4047in" draw:z-index="5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18</text:p>
          </table:table-cell>
        </table:table-row>
        <table:table-row>
          <table:table-cell table:style-name="Table1.A2" office:value-type="string">
            <text:p text:style-name="P1">27</text:p>
          </table:table-cell>
          <table:table-cell table:style-name="Table1.B2" office:value-type="string">
            <text:p text:style-name="P2"><draw:frame draw:style-name="fr1" draw:name="Image7" text:anchor-type="as-char" svg:width="0.7984in" svg:height="0.4047in" draw:z-index="6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GND</text:p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B2" office:value-type="string">
            <text:p text:style-name="P2"><draw:frame draw:style-name="fr1" draw:name="Image8" text:anchor-type="as-char" svg:width="0.7984in" svg:height="0.4047in" draw:z-index="7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3.3V</text:p>
          </table:table-cell>
          <table:table-cell table:style-name="Table1.B2" office:value-type="string">
            <text:p text:style-name="P2"><draw:frame draw:style-name="fr1" draw:name="Image9" text:anchor-type="as-char" svg:width="0.7984in" svg:height="0.4047in" draw:z-index="8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24</text:p>
          </table:table-cell>
        </table:table-row>
        <table:table-row>
          <table:table-cell table:style-name="Table1.A2" office:value-type="string">
            <text:p text:style-name="P1">10</text:p>
            <text:p text:style-name="P1">MOSI</text:p>
          </table:table-cell>
          <table:table-cell table:style-name="Table1.B2" office:value-type="string">
            <text:p text:style-name="P2"><draw:frame draw:style-name="fr1" draw:name="Image10" text:anchor-type="as-char" svg:width="0.7984in" svg:height="0.4047in" draw:z-index="9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GND</text:p>
          </table:table-cell>
        </table:table-row>
        <table:table-row>
          <table:table-cell table:style-name="Table1.A2" office:value-type="string">
            <text:p text:style-name="P1">9</text:p>
            <text:p text:style-name="P1">MOSI</text:p>
          </table:table-cell>
          <table:table-cell table:style-name="Table1.B2" office:value-type="string">
            <text:p text:style-name="P2"><draw:frame draw:style-name="fr1" draw:name="Image11" text:anchor-type="as-char" svg:width="0.7984in" svg:height="0.4047in" draw:z-index="10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25</text:p>
          </table:table-cell>
        </table:table-row>
        <table:table-row>
          <table:table-cell table:style-name="Table1.A2" office:value-type="string">
            <text:p text:style-name="P1">11</text:p>
            <text:p text:style-name="P1">SCLK</text:p>
          </table:table-cell>
          <table:table-cell table:style-name="Table1.B2" office:value-type="string">
            <text:p text:style-name="P2"><draw:frame draw:style-name="fr1" draw:name="Image12" text:anchor-type="as-char" svg:width="0.7984in" svg:height="0.4047in" draw:z-index="11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8</text:p>
            <text:p text:style-name="P1">CS0</text:p>
          </table:table-cell>
        </table:table-row>
        <table:table-row>
          <table:table-cell table:style-name="Table1.A2" office:value-type="string">
            <text:p text:style-name="P1">GND</text:p>
          </table:table-cell>
          <table:table-cell table:style-name="Table1.B2" office:value-type="string">
            <text:p text:style-name="P2"><draw:frame draw:style-name="fr1" draw:name="Image13" text:anchor-type="as-char" svg:width="0.7984in" svg:height="0.4047in" draw:z-index="12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7</text:p>
            <text:p text:style-name="P1">CS1</text:p>
          </table:table-cell>
        </table:table-row>
        <table:table-row>
          <table:table-cell table:style-name="Table1.A2" office:value-type="string">
            <text:p text:style-name="P1">EPROM</text:p>
          </table:table-cell>
          <table:table-cell table:style-name="Table1.B2" office:value-type="string">
            <text:p text:style-name="P2"><draw:frame draw:style-name="fr1" draw:name="Image14" text:anchor-type="as-char" svg:width="0.7984in" svg:height="0.4047in" draw:z-index="13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EPROM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2"><draw:frame draw:style-name="fr1" draw:name="Image15" text:anchor-type="as-char" svg:width="0.7984in" svg:height="0.4047in" draw:z-index="14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GND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2"><draw:frame draw:style-name="fr1" draw:name="Image16" text:anchor-type="as-char" svg:width="0.7984in" svg:height="0.4047in" draw:z-index="15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B2" office:value-type="string">
            <text:p text:style-name="P2"><draw:frame draw:style-name="fr1" draw:name="Image17" text:anchor-type="as-char" svg:width="0.7984in" svg:height="0.4047in" draw:z-index="16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GND</text:p>
          </table:table-cell>
        </table:table-row>
        <table:table-row>
          <table:table-cell table:style-name="Table1.A2" office:value-type="string">
            <text:p text:style-name="P1">19</text:p>
            <text:p text:style-name="P1">MISO</text:p>
          </table:table-cell>
          <table:table-cell table:style-name="Table1.B2" office:value-type="string">
            <text:p text:style-name="P2"><draw:frame draw:style-name="fr1" draw:name="Image18" text:anchor-type="as-char" svg:width="0.7984in" svg:height="0.4047in" draw:z-index="17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16</text:p>
          </table:table-cell>
        </table:table-row>
        <table:table-row>
          <table:table-cell table:style-name="Table1.A2" office:value-type="string">
            <text:p text:style-name="P1">26</text:p>
          </table:table-cell>
          <table:table-cell table:style-name="Table1.B2" office:value-type="string">
            <text:p text:style-name="P2"><draw:frame draw:style-name="fr1" draw:name="Image19" text:anchor-type="as-char" svg:width="0.7984in" svg:height="0.4047in" draw:z-index="18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20</text:p>
            <text:p text:style-name="P1">MOSI</text:p>
          </table:table-cell>
        </table:table-row>
        <table:table-row>
          <table:table-cell table:style-name="Table1.A2" office:value-type="string">
            <text:p text:style-name="P1">GND</text:p>
          </table:table-cell>
          <table:table-cell table:style-name="Table1.B2" office:value-type="string">
            <text:p text:style-name="P2"><draw:frame draw:style-name="fr1" draw:name="Image20" text:anchor-type="as-char" svg:width="0.7984in" svg:height="0.4047in" draw:z-index="19"><draw:image xlink:href="Pictures/1000071C000007EC00000404D758B509.svg" xlink:type="simple" xlink:show="embed" xlink:actuate="onLoad"/><draw:image xlink:href="Pictures/100002010000004D00000027A418D927.png" xlink:type="simple" xlink:show="embed" xlink:actuate="onLoad"/></draw:frame></text:p>
          </table:table-cell>
          <table:table-cell table:style-name="Table1.C2" office:value-type="string">
            <text:p text:style-name="P1">21</text:p>
            <text:p text:style-name="P1">SCL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Cousine for Powerline" svg:font-family="'Cousine for Powerline'" style:font-pitch="fixed"/>
    <style:font-face style:name="Droid Sans Mono Slashed for Powerline" svg:font-family="'Droid Sans Mono Slashed for Powerline'" style:font-family-generic="swiss" style:font-pitch="fixed"/>
    <style:font-face style:name="EB Garamond 08 SC" svg:font-family="'EB Garamond 08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3.0772in" fo:margin-right="0.7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Maćkowiak</meta:initial-creator>
    <meta:creation-date>2016-10-08T18:01:06.069458210</meta:creation-date>
    <dc:date>2016-10-08T18:23:36.191514633</dc:date>
    <dc:creator>Tomasz Maćkowiak</dc:creator>
    <meta:editing-duration>PT6M19S</meta:editing-duration>
    <meta:editing-cycles>4</meta:editing-cycles>
    <meta:generator>LibreOffice/4.4.6.3$Linux_X86_64 LibreOffice_project/40m0$Build-3</meta:generator>
    <meta:document-statistic meta:table-count="1" meta:image-count="20" meta:object-count="0" meta:page-count="1" meta:paragraph-count="72" meta:word-count="52" meta:character-count="132" meta:non-whitespace-character-count="132"/>
  </office:meta>
</office:document-meta>
</file>